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font-weight="bold" style:font-weight-asian="bold" fo:color="#FF0000"/>
    </style:style>
    <style:style style:name="P2" style:parent-style-name="Normal" style:family="paragraph">
      <style:text-properties style:font-name="Courier New" style:font-name-complex="Courier New"/>
    </style:style>
    <style:style style:name="P3" style:parent-style-name="Normal" style:family="paragraph">
      <style:text-properties style:font-name="Courier New" style:font-name-complex="Courier New"/>
    </style:style>
    <style:style style:name="P4" style:parent-style-name="Normal" style:family="paragraph">
      <style:text-properties style:font-name="Courier New" style:font-name-complex="Courier New"/>
    </style:style>
    <style:style style:name="P5" style:parent-style-name="Normal" style:family="paragraph">
      <style:text-properties style:font-name="Courier New" style:font-name-complex="Courier New"/>
    </style:style>
    <style:style style:name="P6" style:parent-style-name="Normal" style:family="paragraph">
      <style:text-properties style:font-name="Courier New" style:font-name-complex="Courier New"/>
    </style:style>
    <style:style style:name="P7" style:parent-style-name="Normal" style:family="paragraph">
      <style:text-properties style:font-name="Courier New" style:font-name-complex="Courier New"/>
    </style:style>
    <style:style style:name="P8" style:parent-style-name="Normal" style:family="paragraph">
      <style:text-properties style:font-name="Courier New" style:font-name-complex="Courier New"/>
    </style:style>
    <style:style style:name="P9" style:parent-style-name="Normal" style:family="paragraph">
      <style:text-properties style:font-name="Courier New" style:font-name-complex="Courier New"/>
    </style:style>
    <style:style style:name="P10" style:parent-style-name="Normal" style:family="paragraph">
      <style:text-properties style:font-name="Courier New" style:font-name-complex="Courier New"/>
    </style:style>
    <style:style style:name="P11" style:parent-style-name="Normal" style:family="paragraph">
      <style:text-properties style:font-name="Courier New" style:font-name-complex="Courier New"/>
    </style:style>
    <style:style style:name="P12" style:parent-style-name="Normal" style:family="paragraph">
      <style:text-properties style:font-name="Courier New" style:font-name-complex="Courier New"/>
    </style:style>
    <style:style style:name="P13" style:parent-style-name="Normal" style:family="paragraph">
      <style:text-properties style:font-name="Courier New" style:font-name-complex="Courier New"/>
    </style:style>
    <style:style style:name="P14" style:parent-style-name="Normal" style:family="paragraph">
      <style:text-properties style:font-name="Courier New" style:font-name-complex="Courier New"/>
    </style:style>
    <style:style style:name="P15" style:parent-style-name="Normal" style:family="paragraph">
      <style:text-properties style:font-name="Courier New" style:font-name-complex="Courier New"/>
    </style:style>
    <style:style style:name="P16" style:parent-style-name="Normal" style:family="paragraph">
      <style:text-properties style:font-name="Courier New" style:font-name-complex="Courier New"/>
    </style:style>
    <style:style style:name="P17" style:parent-style-name="Normal" style:family="paragraph">
      <style:text-properties style:font-name="Courier New" style:font-name-complex="Courier New"/>
    </style:style>
    <style:style style:name="P18" style:parent-style-name="Normal" style:family="paragraph">
      <style:text-properties style:font-name="Courier New" style:font-name-complex="Courier New"/>
    </style:style>
    <style:style style:name="P19" style:parent-style-name="Normal" style:family="paragraph">
      <style:text-properties style:font-name="Courier New" style:font-name-complex="Courier New"/>
    </style:style>
    <style:style style:name="P20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21" style:parent-style-name="Normal" style:family="paragraph">
      <style:text-properties style:font-name="Courier New" style:font-name-complex="Courier New"/>
    </style:style>
    <style:style style:name="P22" style:parent-style-name="Normal" style:family="paragraph">
      <style:text-properties style:font-name="Courier New" style:font-name-complex="Courier New"/>
    </style:style>
    <style:style style:name="P23" style:parent-style-name="Normal" style:family="paragraph">
      <style:text-properties style:font-name="Courier New" style:font-name-complex="Courier New"/>
    </style:style>
    <style:style style:name="P24" style:parent-style-name="Normal" style:family="paragraph">
      <style:text-properties style:font-name="Courier New" style:font-name-complex="Courier New"/>
    </style:style>
    <style:style style:name="P25" style:parent-style-name="Normal" style:family="paragraph">
      <style:text-properties style:font-name="Courier New" style:font-name-complex="Courier New"/>
    </style:style>
    <style:style style:name="P26" style:parent-style-name="Normal" style:family="paragraph">
      <style:text-properties style:font-name="Courier New" style:font-name-complex="Courier New"/>
    </style:style>
    <style:style style:name="P27" style:parent-style-name="Normal" style:family="paragraph">
      <style:text-properties style:font-name="Courier New" style:font-name-complex="Courier New"/>
    </style:style>
    <style:style style:name="P28" style:parent-style-name="Normal" style:family="paragraph">
      <style:text-properties style:font-name="Courier New" style:font-name-complex="Courier New"/>
    </style:style>
    <style:style style:name="P29" style:parent-style-name="Normal" style:family="paragraph">
      <style:text-properties style:font-name="Courier New" style:font-name-complex="Courier New"/>
    </style:style>
    <style:style style:name="P30" style:parent-style-name="Normal" style:family="paragraph">
      <style:text-properties style:font-name="Courier New" style:font-name-complex="Courier New"/>
    </style:style>
    <style:style style:name="P31" style:parent-style-name="Normal" style:family="paragraph">
      <style:text-properties style:font-name="Courier New" style:font-name-complex="Courier New"/>
    </style:style>
    <style:style style:name="P32" style:parent-style-name="Normal" style:family="paragraph">
      <style:text-properties style:font-name="Courier New" style:font-name-complex="Courier New"/>
    </style:style>
    <style:style style:name="P33" style:parent-style-name="Normal" style:family="paragraph">
      <style:text-properties style:font-name="Courier New" style:font-name-complex="Courier New"/>
    </style:style>
    <style:style style:name="P34" style:parent-style-name="Normal" style:family="paragraph">
      <style:text-properties style:font-name="Courier New" style:font-name-complex="Courier New"/>
    </style:style>
    <style:style style:name="P35" style:parent-style-name="Normal" style:family="paragraph">
      <style:text-properties style:font-name="Courier New" style:font-name-complex="Courier New"/>
    </style:style>
    <style:style style:name="P36" style:parent-style-name="Normal" style:family="paragraph">
      <style:text-properties style:font-name="Courier New" style:font-name-complex="Courier New"/>
    </style:style>
    <style:style style:name="P37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38" style:parent-style-name="Normal" style:family="paragraph">
      <style:text-properties style:font-name="Courier New" style:font-name-complex="Courier New"/>
    </style:style>
    <style:style style:name="P39" style:parent-style-name="Normal" style:family="paragraph">
      <style:text-properties style:font-name="Courier New" style:font-name-complex="Courier New"/>
    </style:style>
    <style:style style:name="P40" style:parent-style-name="Normal" style:family="paragraph">
      <style:text-properties style:font-name="Courier New" style:font-name-complex="Courier New"/>
    </style:style>
    <style:style style:name="P41" style:parent-style-name="Normal" style:family="paragraph">
      <style:text-properties style:font-name="Courier New" style:font-name-complex="Courier New"/>
    </style:style>
    <style:style style:name="P42" style:parent-style-name="Normal" style:family="paragraph">
      <style:text-properties style:font-name="Courier New" style:font-name-complex="Courier New"/>
    </style:style>
    <style:style style:name="P43" style:parent-style-name="Normal" style:family="paragraph">
      <style:text-properties style:font-name="Courier New" style:font-name-complex="Courier New"/>
    </style:style>
    <style:style style:name="P44" style:parent-style-name="Normal" style:family="paragraph">
      <style:text-properties style:font-name="Courier New" style:font-name-complex="Courier New"/>
    </style:style>
    <style:style style:name="P45" style:parent-style-name="Normal" style:family="paragraph">
      <style:text-properties style:font-name="Courier New" style:font-name-complex="Courier New"/>
    </style:style>
    <style:style style:name="P46" style:parent-style-name="Normal" style:family="paragraph">
      <style:text-properties style:font-name="Courier New" style:font-name-complex="Courier New"/>
    </style:style>
    <style:style style:name="P47" style:parent-style-name="Normal" style:family="paragraph">
      <style:text-properties style:font-name="Courier New" style:font-name-complex="Courier New"/>
    </style:style>
    <style:style style:name="P48" style:parent-style-name="Normal" style:family="paragraph">
      <style:text-properties style:font-name="Courier New" style:font-name-complex="Courier New"/>
    </style:style>
    <style:style style:name="P49" style:parent-style-name="Normal" style:family="paragraph">
      <style:text-properties style:font-name="Courier New" style:font-name-complex="Courier New"/>
    </style:style>
    <style:style style:name="P50" style:parent-style-name="Normal" style:family="paragraph">
      <style:text-properties style:font-name="Courier New" style:font-name-complex="Courier New"/>
    </style:style>
    <style:style style:name="P51" style:parent-style-name="Normal" style:family="paragraph">
      <style:text-properties style:font-name="Courier New" style:font-name-complex="Courier New"/>
    </style:style>
    <style:style style:name="P52" style:parent-style-name="Normal" style:family="paragraph">
      <style:text-properties style:font-name="Courier New" style:font-name-complex="Courier New"/>
    </style:style>
    <style:style style:name="P53" style:parent-style-name="Normal" style:family="paragraph">
      <style:text-properties style:font-name="Courier New" style:font-name-complex="Courier New"/>
    </style:style>
    <style:style style:name="P54" style:parent-style-name="Normal" style:family="paragraph">
      <style:text-properties style:font-name="Courier New" style:font-name-complex="Courier New"/>
    </style:style>
    <style:style style:name="P55" style:parent-style-name="Normal" style:family="paragraph">
      <style:text-properties style:font-name="Courier New" style:font-name-complex="Courier New"/>
    </style:style>
    <style:style style:name="P56" style:parent-style-name="Normal" style:family="paragraph">
      <style:text-properties style:font-name="Courier New" style:font-name-complex="Courier New"/>
    </style:style>
    <style:style style:name="P57" style:parent-style-name="Normal" style:family="paragraph">
      <style:text-properties style:font-name="Courier New" style:font-name-complex="Courier New"/>
    </style:style>
    <style:style style:name="P58" style:parent-style-name="Normal" style:family="paragraph">
      <style:text-properties style:font-name="Courier New" style:font-name-complex="Courier New"/>
    </style:style>
    <style:style style:name="P59" style:parent-style-name="Normal" style:family="paragraph">
      <style:text-properties style:font-name="Courier New" style:font-name-complex="Courier New"/>
    </style:style>
    <style:style style:name="P60" style:parent-style-name="Normal" style:family="paragraph">
      <style:text-properties style:font-name="Courier New" style:font-name-complex="Courier New"/>
    </style:style>
    <style:style style:name="P61" style:parent-style-name="Normal" style:family="paragraph">
      <style:text-properties style:font-name="Courier New" style:font-name-complex="Courier New"/>
    </style:style>
    <style:style style:name="P62" style:parent-style-name="Normal" style:family="paragraph">
      <style:text-properties style:font-name="Courier New" style:font-name-complex="Courier New"/>
    </style:style>
    <style:style style:name="P63" style:parent-style-name="Normal" style:family="paragraph">
      <style:text-properties style:font-name="Courier New" style:font-name-complex="Courier New"/>
    </style:style>
    <style:style style:name="P64" style:parent-style-name="Normal" style:family="paragraph">
      <style:text-properties style:font-name="Courier New" style:font-name-complex="Courier New"/>
    </style:style>
    <style:style style:name="P65" style:parent-style-name="Normal" style:family="paragraph">
      <style:text-properties style:font-name="Courier New" style:font-name-complex="Courier New"/>
    </style:style>
    <style:style style:name="P66" style:parent-style-name="Normal" style:family="paragraph">
      <style:text-properties style:font-name="Courier New" style:font-name-complex="Courier New"/>
    </style:style>
    <style:style style:name="P67" style:parent-style-name="Normal" style:family="paragraph">
      <style:text-properties style:font-name="Courier New" style:font-name-complex="Courier New"/>
    </style:style>
    <style:style style:name="P68" style:parent-style-name="Normal" style:family="paragraph">
      <style:text-properties style:font-name="Courier New" style:font-name-complex="Courier New"/>
    </style:style>
    <style:style style:name="P69" style:parent-style-name="Normal" style:family="paragraph">
      <style:text-properties style:font-name="Courier New" style:font-name-complex="Courier New"/>
    </style:style>
    <style:style style:name="P70" style:parent-style-name="Normal" style:family="paragraph">
      <style:text-properties style:font-name="Courier New" style:font-name-complex="Courier New"/>
    </style:style>
    <style:style style:name="P71" style:parent-style-name="Normal" style:family="paragraph">
      <style:text-properties style:font-name="Courier New" style:font-name-complex="Courier New"/>
    </style:style>
    <style:style style:name="P72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T73" style:parent-style-name="Fuentedepárrafopredeter." style:family="text">
      <style:text-properties style:font-name="Courier New" style:font-name-complex="Courier New" fo:font-weight="bold" style:font-weight-asian="bold" fo:color="#FF0000"/>
    </style:style>
    <style:style style:name="P74" style:parent-style-name="Normal" style:family="paragraph">
      <style:text-properties style:font-name="Courier New" style:font-name-complex="Courier New"/>
    </style:style>
    <style:style style:name="P75" style:parent-style-name="Normal" style:family="paragraph">
      <style:text-properties style:font-name="Courier New" style:font-name-complex="Courier New"/>
    </style:style>
    <style:style style:name="P76" style:parent-style-name="Normal" style:family="paragraph">
      <style:text-properties style:font-name="Courier New" style:font-name-complex="Courier New"/>
    </style:style>
    <style:style style:name="P77" style:parent-style-name="Normal" style:family="paragraph">
      <style:text-properties style:font-name="Courier New" style:font-name-complex="Courier New"/>
    </style:style>
    <style:style style:name="P78" style:parent-style-name="Normal" style:family="paragraph">
      <style:text-properties style:font-name="Courier New" style:font-name-complex="Courier New"/>
    </style:style>
    <style:style style:name="P79" style:parent-style-name="Normal" style:family="paragraph">
      <style:text-properties style:font-name="Courier New" style:font-name-complex="Courier New"/>
    </style:style>
    <style:style style:name="P80" style:parent-style-name="Normal" style:family="paragraph">
      <style:text-properties style:font-name="Courier New" style:font-name-complex="Courier New"/>
    </style:style>
    <style:style style:name="P81" style:parent-style-name="Normal" style:family="paragraph">
      <style:text-properties style:font-name="Courier New" style:font-name-complex="Courier New"/>
    </style:style>
    <style:style style:name="P82" style:parent-style-name="Normal" style:family="paragraph">
      <style:text-properties style:font-name="Courier New" style:font-name-complex="Courier New"/>
    </style:style>
    <style:style style:name="P83" style:parent-style-name="Normal" style:family="paragraph">
      <style:text-properties style:font-name="Courier New" style:font-name-complex="Courier New"/>
    </style:style>
    <style:style style:name="P84" style:parent-style-name="Normal" style:family="paragraph">
      <style:text-properties style:font-name="Courier New" style:font-name-complex="Courier New"/>
    </style:style>
    <style:style style:name="P85" style:parent-style-name="Normal" style:family="paragraph">
      <style:text-properties style:font-name="Courier New" style:font-name-complex="Courier New"/>
    </style:style>
    <style:style style:name="P86" style:parent-style-name="Normal" style:family="paragraph">
      <style:text-properties style:font-name="Courier New" style:font-name-complex="Courier New"/>
    </style:style>
    <style:style style:name="P87" style:parent-style-name="Normal" style:family="paragraph">
      <style:text-properties style:font-name="Courier New" style:font-name-complex="Courier New"/>
    </style:style>
    <style:style style:name="P88" style:parent-style-name="Normal" style:family="paragraph">
      <style:text-properties style:font-name="Courier New" style:font-name-complex="Courier New"/>
    </style:style>
    <style:style style:name="P89" style:parent-style-name="Normal" style:family="paragraph">
      <style:text-properties style:font-name="Courier New" style:font-name-complex="Courier New"/>
    </style:style>
    <style:style style:name="P90" style:parent-style-name="Normal" style:family="paragraph">
      <style:text-properties style:font-name="Courier New" style:font-name-complex="Courier New"/>
    </style:style>
    <style:style style:name="P91" style:parent-style-name="Normal" style:family="paragraph">
      <style:text-properties style:font-name="Courier New" style:font-name-complex="Courier New"/>
    </style:style>
    <style:style style:name="P92" style:parent-style-name="Normal" style:family="paragraph">
      <style:text-properties style:font-name="Courier New" style:font-name-complex="Courier New"/>
    </style:style>
    <style:style style:name="P93" style:parent-style-name="Normal" style:family="paragraph">
      <style:text-properties style:font-name="Courier New" style:font-name-complex="Courier New"/>
    </style:style>
    <style:style style:name="P94" style:parent-style-name="Normal" style:family="paragraph">
      <style:text-properties style:font-name="Courier New" style:font-name-complex="Courier New"/>
    </style:style>
    <style:style style:name="P95" style:parent-style-name="Normal" style:family="paragraph">
      <style:text-properties style:font-name="Courier New" style:font-name-complex="Courier New"/>
    </style:style>
    <style:style style:name="P96" style:parent-style-name="Normal" style:family="paragraph">
      <style:text-properties style:font-name="Courier New" style:font-name-complex="Courier New"/>
    </style:style>
    <style:style style:name="P97" style:parent-style-name="Normal" style:family="paragraph">
      <style:text-properties style:font-name="Courier New" style:font-name-complex="Courier New"/>
    </style:style>
    <style:style style:name="P98" style:parent-style-name="Normal" style:family="paragraph">
      <style:text-properties style:font-name="Courier New" style:font-name-complex="Courier New"/>
    </style:style>
    <style:style style:name="P99" style:parent-style-name="Normal" style:family="paragraph">
      <style:text-properties style:font-name="Courier New" style:font-name-complex="Courier New"/>
    </style:style>
    <style:style style:name="P100" style:parent-style-name="Normal" style:family="paragraph">
      <style:text-properties style:font-name="Courier New" style:font-name-complex="Courier New"/>
    </style:style>
    <style:style style:name="P101" style:parent-style-name="Normal" style:family="paragraph">
      <style:text-properties style:font-name="Courier New" style:font-name-complex="Courier New"/>
    </style:style>
    <style:style style:name="P102" style:parent-style-name="Normal" style:family="paragraph">
      <style:text-properties style:font-name="Courier New" style:font-name-complex="Courier New"/>
    </style:style>
    <style:style style:name="P103" style:parent-style-name="Normal" style:family="paragraph">
      <style:text-properties style:font-name="Courier New" style:font-name-complex="Courier New"/>
    </style:style>
    <style:style style:name="P104" style:parent-style-name="Normal" style:family="paragraph">
      <style:text-properties style:font-name="Courier New" style:font-name-complex="Courier New"/>
    </style:style>
    <style:style style:name="P105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06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07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08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09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10" style:parent-style-name="Normal" style:family="paragraph">
      <style:text-properties style:font-name="Courier New" style:font-name-complex="Courier New"/>
    </style:style>
    <style:style style:name="P111" style:parent-style-name="Normal" style:family="paragraph">
      <style:text-properties style:font-name="Courier New" style:font-name-complex="Courier New"/>
    </style:style>
    <style:style style:name="P112" style:parent-style-name="Normal" style:family="paragraph">
      <style:text-properties style:font-name="Courier New" style:font-name-complex="Courier New"/>
    </style:style>
    <style:style style:name="P113" style:parent-style-name="Normal" style:family="paragraph">
      <style:text-properties style:font-name="Courier New" style:font-name-complex="Courier New"/>
    </style:style>
    <style:style style:name="P114" style:parent-style-name="Normal" style:family="paragraph">
      <style:text-properties style:font-name="Courier New" style:font-name-complex="Courier New"/>
    </style:style>
    <style:style style:name="P115" style:parent-style-name="Normal" style:family="paragraph">
      <style:text-properties style:font-name="Courier New" style:font-name-complex="Courier New"/>
    </style:style>
    <style:style style:name="P116" style:parent-style-name="Normal" style:family="paragraph">
      <style:text-properties style:font-name="Courier New" style:font-name-complex="Courier New"/>
    </style:style>
    <style:style style:name="P117" style:parent-style-name="Normal" style:family="paragraph">
      <style:text-properties style:font-name="Courier New" style:font-name-complex="Courier New"/>
    </style:style>
    <style:style style:name="P118" style:parent-style-name="Normal" style:family="paragraph">
      <style:text-properties style:font-name="Courier New" style:font-name-complex="Courier New"/>
    </style:style>
    <style:style style:name="P119" style:parent-style-name="Normal" style:family="paragraph">
      <style:text-properties style:font-name="Courier New" style:font-name-complex="Courier New"/>
    </style:style>
    <style:style style:name="P120" style:parent-style-name="Normal" style:family="paragraph">
      <style:text-properties style:font-name="Courier New" style:font-name-complex="Courier New"/>
    </style:style>
    <style:style style:name="P121" style:parent-style-name="Normal" style:family="paragraph">
      <style:text-properties style:font-name="Courier New" style:font-name-complex="Courier New"/>
    </style:style>
    <style:style style:name="P122" style:parent-style-name="Normal" style:family="paragraph">
      <style:text-properties style:font-name="Courier New" style:font-name-complex="Courier New"/>
    </style:style>
    <style:style style:name="P123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24" style:parent-style-name="Normal" style:family="paragraph">
      <style:text-properties style:font-name="Courier New" style:font-name-complex="Courier New"/>
    </style:style>
    <style:style style:name="P125" style:parent-style-name="Normal" style:family="paragraph">
      <style:text-properties style:font-name="Courier New" style:font-name-complex="Courier New"/>
    </style:style>
    <style:style style:name="P126" style:parent-style-name="Normal" style:family="paragraph">
      <style:text-properties style:font-name="Courier New" style:font-name-complex="Courier New"/>
    </style:style>
    <style:style style:name="P127" style:parent-style-name="Normal" style:family="paragraph">
      <style:text-properties style:font-name="Courier New" style:font-name-complex="Courier New"/>
    </style:style>
    <style:style style:name="P128" style:parent-style-name="Normal" style:family="paragraph">
      <style:text-properties style:font-name="Courier New" style:font-name-complex="Courier New"/>
    </style:style>
    <style:style style:name="P129" style:parent-style-name="Normal" style:family="paragraph">
      <style:text-properties style:font-name="Courier New" style:font-name-complex="Courier New"/>
    </style:style>
    <style:style style:name="P130" style:parent-style-name="Normal" style:family="paragraph">
      <style:text-properties style:font-name="Courier New" style:font-name-complex="Courier New"/>
    </style:style>
    <style:style style:name="P131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32" style:parent-style-name="Normal" style:family="paragraph">
      <style:text-properties style:font-name="Courier New" style:font-name-complex="Courier New"/>
    </style:style>
    <style:style style:name="P133" style:parent-style-name="Normal" style:family="paragraph">
      <style:text-properties style:font-name="Courier New" style:font-name-complex="Courier New"/>
    </style:style>
    <style:style style:name="P134" style:parent-style-name="Normal" style:family="paragraph">
      <style:text-properties style:font-name="Courier New" style:font-name-complex="Courier New"/>
    </style:style>
    <style:style style:name="P135" style:parent-style-name="Normal" style:family="paragraph">
      <style:text-properties style:font-name="Courier New" style:font-name-complex="Courier New"/>
    </style:style>
    <style:style style:name="P136" style:parent-style-name="Normal" style:family="paragraph">
      <style:text-properties style:font-name="Courier New" style:font-name-complex="Courier New"/>
    </style:style>
    <style:style style:name="P137" style:parent-style-name="Normal" style:family="paragraph">
      <style:text-properties style:font-name="Courier New" style:font-name-complex="Courier New"/>
    </style:style>
    <style:style style:name="P138" style:parent-style-name="Normal" style:family="paragraph">
      <style:text-properties style:font-name="Courier New" style:font-name-complex="Courier New"/>
    </style:style>
    <style:style style:name="P139" style:parent-style-name="Normal" style:family="paragraph">
      <style:text-properties style:font-name="Courier New" style:font-name-complex="Courier New"/>
    </style:style>
    <style:style style:name="P140" style:parent-style-name="Normal" style:family="paragraph">
      <style:text-properties style:font-name="Courier New" style:font-name-complex="Courier New"/>
    </style:style>
    <style:style style:name="P141" style:parent-style-name="Normal" style:family="paragraph">
      <style:text-properties style:font-name="Courier New" style:font-name-complex="Courier New"/>
    </style:style>
    <style:style style:name="P142" style:parent-style-name="Normal" style:family="paragraph">
      <style:text-properties style:font-name="Courier New" style:font-name-complex="Courier New"/>
    </style:style>
    <style:style style:name="P143" style:parent-style-name="Normal" style:family="paragraph">
      <style:text-properties style:font-name="Courier New" style:font-name-complex="Courier New"/>
    </style:style>
    <style:style style:name="P144" style:parent-style-name="Normal" style:family="paragraph">
      <style:text-properties style:font-name="Courier New" style:font-name-complex="Courier New"/>
    </style:style>
    <style:style style:name="P145" style:parent-style-name="Normal" style:family="paragraph">
      <style:text-properties style:font-name="Courier New" style:font-name-complex="Courier New" fo:font-weight="bold" style:font-weight-asian="bold" fo:color="#FF0000"/>
    </style:style>
    <style:style style:name="P146" style:parent-style-name="Normal" style:family="paragraph">
      <style:text-properties style:font-name="Courier New" style:font-name-complex="Courier New"/>
    </style:style>
    <style:style style:name="P147" style:parent-style-name="Normal" style:family="paragraph">
      <style:text-properties style:font-name="Courier New" style:font-name-complex="Courier New"/>
    </style:style>
    <style:style style:name="P148" style:parent-style-name="Normal" style:family="paragraph">
      <style:text-properties style:font-name="Courier New" style:font-name-complex="Courier New"/>
    </style:style>
    <style:style style:name="P149" style:parent-style-name="Normal" style:family="paragraph">
      <style:text-properties style:font-name="Courier New" style:font-name-complex="Courier New"/>
    </style:style>
    <style:style style:name="P150" style:parent-style-name="Normal" style:family="paragraph">
      <style:text-properties style:font-name="Courier New" style:font-name-complex="Courier New"/>
    </style:style>
    <style:style style:name="P151" style:parent-style-name="Normal" style:family="paragraph">
      <style:text-properties style:font-name="Courier New" style:font-name-complex="Courier New"/>
    </style:style>
    <style:style style:name="P152" style:parent-style-name="Normal" style:family="paragraph">
      <style:text-properties style:font-name="Courier New" style:font-name-complex="Courier New"/>
    </style:style>
    <style:style style:name="P153" style:parent-style-name="Normal" style:family="paragraph">
      <style:text-properties style:font-name="Courier New" style:font-name-complex="Courier New"/>
    </style:style>
    <style:style style:name="T154" style:parent-style-name="Fuentedepárrafopredeter." style:family="text">
      <style:text-properties style:font-name="Courier New" style:font-name-complex="Courier New"/>
    </style:style>
  </office:automatic-styles>
  <office:body>
    <office:text text:use-soft-page-breaks="true">
      <text:p text:style-name="P1">RESPUESTA A LA PREGUNTA (E.1)</text:p>
      <text:p text:style-name="P2"/>
      <text:p text:style-name="P3">ID <text:s text:c="2"/>NOMBRE PRODUCTO <text:s text:c="4"/>PRECIO <text:s text:c="2"/>STOCK <text:s/>CATEGORÍA <text:s text:c="5"/>ALMACÉN</text:p>
      <text:p text:style-name="P4">== <text:s text:c="2"/>=============== <text:s text:c="4"/>====== <text:s text:c="2"/>===== <text:s/>========= <text:s text:c="5"/>=======</text:p>
      <text:p text:style-name="P5">1 <text:s text:c="3"/>Osito Peluche <text:s text:c="6"/>9.5€ <text:s text:c="4"/>10 <text:s text:c="4"/>Juguetes <text:s text:c="6"/>Almacén Central</text:p>
      <text:p text:style-name="P6">2 <text:s text:c="3"/>Calculadora <text:s text:c="8"/>12.55€ <text:s text:c="2"/>10 <text:s text:c="4"/>Electrónica <text:s text:c="3"/>Almacén Tienda1</text:p>
      <text:p text:style-name="P7">3 <text:s text:c="3"/>Blusa Azul <text:s text:c="9"/>23.4€ <text:s text:c="3"/>10 <text:s text:c="4"/>Ropa <text:s text:c="10"/>Almacén Tienda2</text:p>
      <text:p text:style-name="P8">4 <text:s text:c="3"/>Balón Fútbol <text:s text:c="7"/>7.6€ <text:s text:c="4"/>10 <text:s text:c="4"/>Deportes <text:s text:c="6"/>Almacén Aeropuerto</text:p>
      <text:p text:style-name="P9">5 <text:s text:c="3"/>Coche Teledirigido <text:s/>39.9€ <text:s text:c="3"/>10 <text:s text:c="4"/>Juguetes <text:s text:c="6"/>Almacén Central</text:p>
      <text:p text:style-name="P10">6 <text:s text:c="3"/>Secador <text:s text:c="12"/>21.3€ <text:s text:c="3"/>10 <text:s text:c="4"/>Electrónica <text:s text:c="3"/>Almacén Central</text:p>
      <text:p text:style-name="P11">7 <text:s text:c="3"/>Polo Verde <text:s text:c="9"/>19.9€ <text:s text:c="3"/>10 <text:s text:c="4"/>Ropa <text:s text:c="10"/>Almacén Central</text:p>
      <text:p text:style-name="P12">8 <text:s text:c="3"/>Balón Baloncesto <text:s text:c="3"/>9.95€ <text:s text:c="3"/>10 <text:s text:c="4"/>Deportes <text:s text:c="6"/>Almacén Central</text:p>
      <text:p text:style-name="P13">9 <text:s text:c="3"/>Ajedrez <text:s text:c="12"/>33.3€ <text:s text:c="3"/>10 <text:s text:c="4"/>Juguetes <text:s text:c="6"/>Almacén Central</text:p>
      <text:p text:style-name="P14">10 <text:s text:c="2"/>Cafetera <text:s text:c="11"/>45.5€ <text:s text:c="3"/>10 <text:s text:c="4"/>Electrónica <text:s text:c="3"/>Almacén Tienda1</text:p>
      <text:p text:style-name="P15">11 <text:s text:c="2"/>Falda Estampada <text:s text:c="4"/>18.2€ <text:s text:c="3"/>10 <text:s text:c="4"/>Ropa <text:s text:c="10"/>Almacén Tienda2</text:p>
      <text:p text:style-name="P16">12 <text:s text:c="2"/>Guantes Portero <text:s text:c="4"/>8.9€ <text:s text:c="4"/>10 <text:s text:c="4"/>Deportes <text:s text:c="6"/>Almacén Aeropuerto</text:p>
      <text:p text:style-name="P17"/>
      <text:p text:style-name="P18">------------------------------------------------------------</text:p>
      <text:p text:style-name="P19"/>
      <text:p text:style-name="P20">RESPUESTA A LA PREGUNTA (E.2)</text:p>
      <text:p text:style-name="P21"/>
      <text:p text:style-name="P22">CATEGORÍA: Juguetes</text:p>
      <text:p text:style-name="P23">ID <text:s text:c="2"/>NOMBRE PRODUCTO <text:s text:c="4"/>PRECIO <text:s text:c="2"/>STOCK <text:s/>ALMACÉN</text:p>
      <text:p text:style-name="P24">== <text:s text:c="2"/>=============== <text:s text:c="4"/>====== <text:s text:c="2"/>===== <text:s/>=======</text:p>
      <text:p text:style-name="P25">1 <text:s text:c="3"/>Osito Peluche <text:s text:c="6"/>9.5€ <text:s text:c="4"/>10 <text:s text:c="4"/>Almacén Central</text:p>
      <text:p text:style-name="P26">5 <text:s text:c="3"/>Coche Teledirigido <text:s/>39.9€ <text:s text:c="3"/>10 <text:s text:c="4"/>Almacén Central</text:p>
      <text:p text:style-name="P27">9 <text:s text:c="3"/>Ajedrez <text:s text:c="12"/>33.3€ <text:s text:c="3"/>10 <text:s text:c="4"/>Almacén Central</text:p>
      <text:p text:style-name="P28"/>
      <text:p text:style-name="P29">------------------------------------------------------------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RESPUESTA A LA PREGUNTA (E.3)</text:p>
      <text:p text:style-name="P38"/>
      <text:p text:style-name="P39">CATEGORÍA: Juguetes</text:p>
      <text:p text:style-name="P40">ID <text:s text:c="2"/>NOMBRE PRODUCTO <text:s text:c="4"/>PRECIO <text:s text:c="2"/>STOCK <text:s/>ALMACÉN</text:p>
      <text:p text:style-name="P41">== <text:s text:c="2"/>=============== <text:s text:c="4"/>====== <text:s text:c="2"/>===== <text:s/>=======</text:p>
      <text:p text:style-name="P42">1 <text:s text:c="3"/>Osito Peluche <text:s text:c="6"/>9.5€ <text:s text:c="4"/>10 <text:s text:c="4"/>Almacén Central</text:p>
      <text:p text:style-name="P43">5 <text:s text:c="3"/>Coche Teledirigido <text:s/>39.9€ <text:s text:c="3"/>10 <text:s text:c="4"/>Almacén Central</text:p>
      <text:p text:style-name="P44">9 <text:s text:c="3"/>Ajedrez <text:s text:c="12"/>33.3€ <text:s text:c="3"/>10 <text:s text:c="4"/>Almacén Central</text:p>
      <text:p text:style-name="P45"/>
      <text:p text:style-name="P46"/>
      <text:p text:style-name="P47">CATEGORÍA: Deportes</text:p>
      <text:p text:style-name="P48">ID <text:s text:c="2"/>NOMBRE PRODUCTO <text:s text:c="4"/>PRECIO <text:s text:c="2"/>STOCK <text:s/>ALMACÉN</text:p>
      <text:p text:style-name="P49">== <text:s text:c="2"/>=============== <text:s text:c="4"/>====== <text:s text:c="2"/>===== <text:s/>=======</text:p>
      <text:p text:style-name="P50">4 <text:s text:c="3"/>Balón Fútbol <text:s text:c="7"/>7.6€ <text:s text:c="4"/>10 <text:s text:c="4"/>Almacén Aeropuerto</text:p>
      <text:p text:style-name="P51">8 <text:s text:c="3"/>Balón Baloncesto <text:s text:c="3"/>9.95€ <text:s text:c="3"/>10 <text:s text:c="4"/>Almacén Central</text:p>
      <text:p text:style-name="P52">12 <text:s text:c="2"/>Guantes Portero <text:s text:c="4"/>8.9€ <text:s text:c="4"/>10 <text:s text:c="4"/>Almacén Aeropuerto</text:p>
      <text:p text:style-name="P53"/>
      <text:p text:style-name="P54"/>
      <text:p text:style-name="P55">CATEGORÍA: Electrónica</text:p>
      <text:p text:style-name="P56">ID <text:s text:c="2"/>NOMBRE PRODUCTO <text:s text:c="4"/>PRECIO <text:s text:c="2"/>STOCK <text:s/>ALMACÉN</text:p>
      <text:p text:style-name="P57">== <text:s text:c="2"/>=============== <text:s text:c="4"/>====== <text:s text:c="2"/>===== <text:s/>=======</text:p>
      <text:p text:style-name="P58">2 <text:s text:c="3"/>Calculadora <text:s text:c="8"/>12.55€ <text:s text:c="2"/>10 <text:s text:c="4"/>Almacén Tienda1</text:p>
      <text:p text:style-name="P59">6 <text:s text:c="3"/>Secador <text:s text:c="12"/>21.3€ <text:s text:c="3"/>10 <text:s text:c="4"/>Almacén Central</text:p>
      <text:p text:style-name="P60">10 <text:s text:c="2"/>Cafetera <text:s text:c="11"/>45.5€ <text:s text:c="3"/>10 <text:s text:c="4"/>Almacén Tienda1</text:p>
      <text:p text:style-name="P61"/>
      <text:p text:style-name="P62"/>
      <text:p text:style-name="P63">CATEGORÍA: Ropa</text:p>
      <text:p text:style-name="P64">ID <text:s text:c="2"/>NOMBRE PRODUCTO <text:s text:c="4"/>PRECIO <text:s text:c="2"/>STOCK <text:s/>ALMACÉN</text:p>
      <text:p text:style-name="P65">== <text:s text:c="2"/>=============== <text:s text:c="4"/>====== <text:s text:c="2"/>===== <text:s/>=======</text:p>
      <text:p text:style-name="P66">3 <text:s text:c="3"/>Blusa Azul <text:s text:c="9"/>23.4€ <text:s text:c="3"/>10 <text:s text:c="4"/>Almacén Tienda2</text:p>
      <text:p text:style-name="P67">7 <text:s text:c="3"/>Polo Verde <text:s text:c="9"/>19.9€ <text:s text:c="3"/>10 <text:s text:c="4"/>Almacén Central</text:p>
      <text:p text:style-name="P68">11 <text:s text:c="2"/>Falda Estampada <text:s text:c="4"/>18.2€ <text:s text:c="3"/>10 <text:s text:c="4"/>Almacén Tienda2</text:p>
      <text:p text:style-name="P69"/>
      <text:p text:style-name="P70">------------------------------------------------------------</text:p>
      <text:p text:style-name="P71"/>
      <text:p text:style-name="P72"/>
      <text:soft-page-break/>
      <text:p text:style-name="Normal"><text:span text:style-name="T73">RESPUESTA A LA PREGUNTA (E.4)</text:span></text:p>
      <text:p text:style-name="P74"/>
      <text:p text:style-name="P75">ALMACÉN: Almacén Central</text:p>
      <text:p text:style-name="P76">ID <text:s text:c="2"/>NOMBRE PRODUCTO <text:s text:c="4"/>PRECIO <text:s text:c="2"/>STOCK <text:s/>CATEGORÍA</text:p>
      <text:p text:style-name="P77">== <text:s text:c="2"/>=============== <text:s text:c="4"/>====== <text:s text:c="2"/>===== <text:s/>=========</text:p>
      <text:p text:style-name="P78">1 <text:s text:c="3"/>Osito Peluche <text:s text:c="6"/>9.5€ <text:s text:c="4"/>10 <text:s text:c="4"/>Juguetes</text:p>
      <text:p text:style-name="P79">5 <text:s text:c="3"/>Coche Teledirigido <text:s/>39.9€ <text:s text:c="3"/>10 <text:s text:c="4"/>Juguetes</text:p>
      <text:p text:style-name="P80">6 <text:s text:c="3"/>Secador <text:s text:c="12"/>21.3€ <text:s text:c="3"/>10 <text:s text:c="4"/>Electrónica</text:p>
      <text:p text:style-name="P81">7 <text:s text:c="3"/>Polo Verde <text:s text:c="9"/>19.9€ <text:s text:c="3"/>10 <text:s text:c="4"/>Ropa</text:p>
      <text:p text:style-name="P82">8 <text:s text:c="3"/>Balón Baloncesto <text:s text:c="3"/>9.95€ <text:s text:c="3"/>10 <text:s text:c="4"/>Deportes</text:p>
      <text:p text:style-name="P83">9 <text:s text:c="3"/>Ajedrez <text:s text:c="12"/>33.3€ <text:s text:c="3"/>10 <text:s text:c="4"/>Juguetes</text:p>
      <text:p text:style-name="P84"/>
      <text:p text:style-name="P85">ALMACÉN: Almacén Tienda1</text:p>
      <text:p text:style-name="P86">ID <text:s text:c="2"/>NOMBRE PRODUCTO <text:s text:c="4"/>PRECIO <text:s text:c="2"/>STOCK <text:s/>CATEGORÍA</text:p>
      <text:p text:style-name="P87">== <text:s text:c="2"/>=============== <text:s text:c="4"/>====== <text:s text:c="2"/>===== <text:s/>=========</text:p>
      <text:p text:style-name="P88">2 <text:s text:c="3"/>Calculadora <text:s text:c="8"/>12.55€ <text:s text:c="2"/>10 <text:s text:c="4"/>Electrónica</text:p>
      <text:p text:style-name="P89">10 <text:s text:c="2"/>Cafetera <text:s text:c="11"/>45.5€ <text:s text:c="3"/>10 <text:s text:c="4"/>Electrónica</text:p>
      <text:p text:style-name="P90"/>
      <text:p text:style-name="P91">ALMACÉN: Almacén Tienda2</text:p>
      <text:p text:style-name="P92">ID <text:s text:c="2"/>NOMBRE PRODUCTO <text:s text:c="4"/>PRECIO <text:s text:c="2"/>STOCK <text:s/>CATEGORÍA</text:p>
      <text:p text:style-name="P93">== <text:s text:c="2"/>=============== <text:s text:c="4"/>====== <text:s text:c="2"/>===== <text:s/>=========</text:p>
      <text:p text:style-name="P94">3 <text:s text:c="3"/>Blusa Azul <text:s text:c="9"/>23.4€ <text:s text:c="3"/>10 <text:s text:c="4"/>Ropa</text:p>
      <text:p text:style-name="P95">11 <text:s text:c="2"/>Falda Estampada <text:s text:c="4"/>18.2€ <text:s text:c="3"/>10 <text:s text:c="4"/>Ropa</text:p>
      <text:p text:style-name="P96"/>
      <text:p text:style-name="P97">ALMACÉN: Almacén Aeropuerto</text:p>
      <text:p text:style-name="P98">ID <text:s text:c="2"/>NOMBRE PRODUCTO <text:s text:c="4"/>PRECIO <text:s text:c="2"/>STOCK <text:s/>CATEGORÍA</text:p>
      <text:p text:style-name="P99">== <text:s text:c="2"/>=============== <text:s text:c="4"/>====== <text:s text:c="2"/>===== <text:s/>=========</text:p>
      <text:p text:style-name="P100">4 <text:s text:c="3"/>Balón Fútbol <text:s text:c="7"/>7.6€ <text:s text:c="4"/>10 <text:s text:c="4"/>Deportes</text:p>
      <text:p text:style-name="P101">12 <text:s text:c="2"/>Guantes Portero <text:s text:c="4"/>8.9€ <text:s text:c="4"/>10 <text:s text:c="4"/>Deportes</text:p>
      <text:p text:style-name="P102"/>
      <text:p text:style-name="P103">------------------------------------------------------------</text:p>
      <text:p text:style-name="P104"/>
      <text:p text:style-name="P105"/>
      <text:p text:style-name="P106"/>
      <text:p text:style-name="P107"/>
      <text:p text:style-name="P108"/>
      <text:soft-page-break/>
      <text:p text:style-name="P109">RESPUESTA A LA PREGUNTA (E.5)</text:p>
      <text:p text:style-name="P110"/>
      <text:p text:style-name="P111">CATEGORÍA: Almacén Central</text:p>
      <text:p text:style-name="P112">ID <text:s text:c="2"/>NOMBRE PRODUCTO <text:s text:c="4"/>PRECIO <text:s text:c="2"/>STOCK <text:s/>CATEGORÍA</text:p>
      <text:p text:style-name="P113">== <text:s text:c="2"/>=============== <text:s text:c="4"/>====== <text:s text:c="2"/>===== <text:s/>=========</text:p>
      <text:p text:style-name="P114">1 <text:s text:c="3"/>Osito Peluche <text:s text:c="6"/>9.5€ <text:s text:c="4"/>10 <text:s text:c="4"/>Juguetes</text:p>
      <text:p text:style-name="P115">5 <text:s text:c="3"/>Coche Teledirigido <text:s/>39.9€ <text:s text:c="3"/>10 <text:s text:c="4"/>Juguetes</text:p>
      <text:p text:style-name="P116">6 <text:s text:c="3"/>Secador <text:s text:c="12"/>21.3€ <text:s text:c="3"/>10 <text:s text:c="4"/>Electrónica</text:p>
      <text:p text:style-name="P117">7 <text:s text:c="3"/>Polo Verde <text:s text:c="9"/>19.9€ <text:s text:c="3"/>10 <text:s text:c="4"/>Ropa</text:p>
      <text:p text:style-name="P118">8 <text:s text:c="3"/>Balón Baloncesto <text:s text:c="3"/>9.95€ <text:s text:c="3"/>10 <text:s text:c="4"/>Deportes</text:p>
      <text:p text:style-name="P119">9 <text:s text:c="3"/>Ajedrez <text:s text:c="12"/>33.3€ <text:s text:c="3"/>10 <text:s text:c="4"/>Juguetes</text:p>
      <text:p text:style-name="P120"/>
      <text:p text:style-name="P121">------------------------------------------------------------</text:p>
      <text:p text:style-name="P122"/>
      <text:p text:style-name="P123">RESPUESTA A LA PREGUNTA (E.6)</text:p>
      <text:p text:style-name="P124"/>
      <text:p text:style-name="P125">------------------------------------------------------</text:p>
      <text:p text:style-name="P126">STOCK TOTAL DE PRODUCTOS: 120 unidades.</text:p>
      <text:p text:style-name="P127">------------------------------------------------------</text:p>
      <text:p text:style-name="P128"/>
      <text:p text:style-name="P129">------------------------------------------------------------</text:p>
      <text:p text:style-name="P130"/>
      <text:p text:style-name="P131">RESPUESTA A LA PREGUNTA (E.7)</text:p>
      <text:p text:style-name="P132"/>
      <text:p text:style-name="P133">------------------------------------------------------</text:p>
      <text:p text:style-name="P134">STOCK POR ALMACENES</text:p>
      <text:p text:style-name="P135">------------------------------------------------------</text:p>
      <text:p text:style-name="P136"/>
      <text:p text:style-name="P137">STOCK Almacén Tienda2 <text:s text:c="4"/>: 20 <text:s text:c="2"/>unidades.</text:p>
      <text:p text:style-name="P138">STOCK Almacén Aeropuerto <text:s/>: 20 <text:s text:c="2"/>unidades.</text:p>
      <text:p text:style-name="P139">STOCK Almacén Central <text:s text:c="4"/>: 60 <text:s text:c="2"/>unidades.</text:p>
      <text:p text:style-name="P140">STOCK Almacén Tienda1 <text:s text:c="4"/>: 20 <text:s text:c="2"/>unidades.</text:p>
      <text:p text:style-name="P141"/>
      <text:p text:style-name="P142">------------------------------------------------------------</text:p>
      <text:p text:style-name="P143"/>
      <text:p text:style-name="P144"/>
      <text:soft-page-break/>
      <text:p text:style-name="P145">RESPUESTA A LA PREGUNTA (E.8)</text:p>
      <text:p text:style-name="P146"/>
      <text:p text:style-name="P147">------------------------------------------------------</text:p>
      <text:p text:style-name="P148">STOCK POR ALMACENES</text:p>
      <text:p text:style-name="P149">------------------------------------------------------</text:p>
      <text:p text:style-name="P150"/>
      <text:p text:style-name="P151">STOCK CATEGORÍA Juguetes <text:s text:c="4"/>: 30 <text:s text:c="2"/>unidades.</text:p>
      <text:p text:style-name="P152">STOCK CATEGORÍA Deportes <text:s text:c="4"/>: 30 <text:s text:c="2"/>unidades.</text:p>
      <text:p text:style-name="P153">STOCK CATEGORÍA Ropa <text:s text:c="8"/>: 30 <text:s text:c="2"/>unidades.</text:p>
      <text:p text:style-name="Normal"><text:span text:style-name="T154">STOCK CATEGORÍA Electrónica <text:s/>: 30 <text:s text:c="2"/>unidad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ier Hernández</meta:initial-creator>
    <dc:creator>Javier Hernández</dc:creator>
    <meta:creation-date>2019-03-05T18:02:00Z</meta:creation-date>
    <dc:date>2019-03-05T18:11:00Z</dc:date>
    <meta:template xlink:href="Normal.dotm" xlink:type="simple"/>
    <meta:editing-cycles>1</meta:editing-cycles>
    <meta:editing-duration>PT540S</meta:editing-duration>
    <meta:document-statistic meta:page-count="5" meta:paragraph-count="10" meta:word-count="840" meta:character-count="5452" meta:row-count="38" meta:non-whitespace-character-count="4622"/>
  </office:meta>
</office:document-meta>
</file>